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Name:</text:span> Marcus Johnson</text:p>
      <text:p text:style-name="Text_20_body"><text:span text:style-name="Strong_20_Emphasis">Occupation:</text:span> Marine Engineer</text:p>
      <text:p text:style-name="Text_20_body"><text:span text:style-name="Strong_20_Emphasis">Age:</text:span> Early 40s</text:p>
      <text:p text:style-name="Text_20_body"/>
      <text:h text:style-name="Heading_20_4" text:outline-level="4">Letter 1: From Marcus Johnson to Dr. Samuel Thorne (Before the Abyssus Mission)</text:h>
      <text:p text:style-name="Text_20_body"><text:span text:style-name="Strong_20_Emphasis">Date:</text:span> January 5, 20XX</text:p>
      <text:p text:style-name="Text_20_body"><text:span text:style-name="Strong_20_Emphasis">To:</text:span> Dr. Samuel Thorne</text:p>
      <text:p text:style-name="Text_20_body">Dear Samuel,</text:p>
      <text:p text:style-name="Text_20_body">I hope this letter finds you well. I wanted to express my excitement about the upcoming Abyssus mission. Being part of this groundbreaking exploration team is an incredible honor, and I am eager to contribute my skills to ensure our success.</text:p>
      <text:p text:style-name="Text_20_body">I've been reviewing the specifications of the Abyssus, and I have a few ideas for enhancing the efficiency of our power generators and improving the reliability of our life support systems. I'd love to discuss these with you at your earliest convenience.</text:p>
      <text:p text:style-name="Text_20_body">Looking forward to our collaboration and the discoveries that await us.</text:p>
      <text:p text:style-name="Text_20_body">Best regards, Marcus Johnson</text:p>
      <text:p text:style-name="Horizontal_20_Line"/>
      <text:h text:style-name="Heading_20_4" text:outline-level="4">Reply from Dr. Samuel Thorne to Marcus Johnson</text:h>
      <text:p text:style-name="Text_20_body"><text:span text:style-name="Strong_20_Emphasis">Date:</text:span> January 10, 20XX</text:p>
      <text:p text:style-name="Text_20_body"><text:span text:style-name="Strong_20_Emphasis">To:</text:span> Marcus Johnson</text:p>
      <text:p text:style-name="Text_20_body">Dear Marcus,</text:p>
      <text:p text:style-name="Text_20_body">Thank you for your letter. I share your excitement for the Abyssus mission, and I am confident that your expertise will be invaluable to our success. Your proactive approach to improving our systems is exactly the kind of initiative we need on this team.</text:p>
      <text:p text:style-name="Text_20_body">Let's schedule a meeting next week to go over your ideas. I'm always open to innovations that can enhance our mission's safety and efficiency. Together, we can push the boundaries of what is possible in deep-sea exploration.</text:p>
      <text:p text:style-name="Text_20_body">Best, Samuel</text:p>
      <text:p text:style-name="Horizontal_20_Line"/>
      <text:h text:style-name="Heading_20_4" text:outline-level="4">Letter 2: From Marcus Johnson to Dr. Samuel Thorne (During the Abyssus Mission)</text:h>
      <text:p text:style-name="Text_20_body"><text:span text:style-name="Strong_20_Emphasis">Date:</text:span> February 20, 20XX</text:p>
      <text:p text:style-name="Text_20_body"><text:span text:style-name="Strong_20_Emphasis">To:</text:span> Dr. Samuel Thorne</text:p>
      <text:p text:style-name="Text_20_body">Dear Samuel,</text:p>
      <text:p text:style-name="Text_20_body"><text:soft-page-break/>As we continue our descent, I wanted to update you on the status of the engineering systems. The power generators are operating smoothly, and the recent adjustments we discussed have significantly improved their efficiency. However, I've noticed some fluctuations in the oxygen generator's performance. Nothing critical yet, but it requires monitoring.</text:p>
      <text:p text:style-name="Text_20_body">I also wanted to commend the team for their resilience and adaptability. Everyone is working together seamlessly, which is a testament to your leadership.</text:p>
      <text:p text:style-name="Text_20_body">Let's touch base soon to review the system diagnostics and address any potential issues proactively.</text:p>
      <text:p text:style-name="Text_20_body">Best regards, Marcus Johnson</text:p>
      <text:p text:style-name="Horizontal_20_Line"/>
      <text:h text:style-name="Heading_20_4" text:outline-level="4">Reply from Dr. Samuel Thorne to Marcus Johnson</text:h>
      <text:p text:style-name="Text_20_body"><text:span text:style-name="Strong_20_Emphasis">Date:</text:span> February 23, 20XX</text:p>
      <text:p text:style-name="Text_20_body"><text:span text:style-name="Strong_20_Emphasis">To:</text:span> Marcus Johnson</text:p>
      <text:p text:style-name="Text_20_body">Dear Marcus,</text:p>
      <text:p text:style-name="Text_20_body">Thank you for the update. It's reassuring to know that the power generators are functioning well and that your adjustments have had a positive impact. I'll review the data on the oxygen generator fluctuations immediately. Your vigilance is crucial for our mission's safety.</text:p>
      <text:p text:style-name="Text_20_body">I'm proud of the team's cohesion and dedication, and your role in maintaining our systems is a significant part of that success. Let's meet tomorrow to go over the diagnostics in detail and implement any necessary measures.</text:p>
      <text:p text:style-name="Text_20_body">Keep up the excellent work.</text:p>
      <text:p text:style-name="Text_20_body">Best, Samuel</text:p>
      <text:p text:style-name="Horizontal_20_Line"/>
      <text:h text:style-name="Heading_20_4" text:outline-level="4">Letter 3: From Marcus Johnson to Dr. Samuel Thorne (Before the Incident)</text:h>
      <text:p text:style-name="Text_20_body"><text:span text:style-name="Strong_20_Emphasis">Date:</text:span> April 10, 20XX</text:p>
      <text:p text:style-name="Text_20_body"><text:span text:style-name="Strong_20_Emphasis">To:</text:span> Dr. Samuel Thorne</text:p>
      <text:p text:style-name="Text_20_body">Dear Samuel,</text:p>
      <text:p text:style-name="Text_20_body">We've reached a critical phase of our mission, and I wanted to share some thoughts. The recent seismic activity has me concerned about the structural integrity of the Abyssus. While the hull appears to be holding, I recommend reinforcing key sections to mitigate any potential risks.</text:p>
      <text:p text:style-name="Text_20_body">Additionally, I've been thinking about optimizing our radar system to improve its range and resolution. This could be beneficial as we navigate deeper into the sea dungeons.</text:p>
      <text:p text:style-name="Text_20_body">Let's discuss these points in our next briefing. Ensuring our safety and the success of our mission remains my top priority.</text:p>
      <text:p text:style-name="Text_20_body">Best regards, Marcus Johnson</text:p>
      <text:p text:style-name="Horizontal_20_Line"/>
      <text:h text:style-name="Heading_20_4" text:outline-level="4"><text:soft-page-break/>Reply from Dr. Samuel Thorne to Marcus Johnson</text:h>
      <text:p text:style-name="Text_20_body"><text:span text:style-name="Strong_20_Emphasis">Date:</text:span> April 12, 20XX</text:p>
      <text:p text:style-name="Text_20_body"><text:span text:style-name="Strong_20_Emphasis">To:</text:span> Marcus Johnson</text:p>
      <text:p text:style-name="Text_20_body">Dear Marcus,</text:p>
      <text:p text:style-name="Text_20_body">Thank you for bringing these concerns to my attention. I agree that reinforcing the hull is a prudent measure, especially given the increased seismic activity. Your proactive approach is invaluable as we venture deeper into unknown territory.</text:p>
      <text:p text:style-name="Text_20_body">Optimizing the radar system is an excellent idea. Improved range and resolution will enhance our situational awareness and help us navigate more safely. Let's prioritize these tasks in our next operational briefing.</text:p>
      <text:p text:style-name="Text_20_body">Your dedication to our mission's safety and success is greatly appreciated. Let's keep pushing forward with the same level of vigilance and innovation.</text:p>
      <text:p text:style-name="Text_20_body">Best, Samue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7T08:55:46.921000000</meta:creation-date>
    <dc:date>2024-07-07T08:58:19.416000000</dc:date>
    <meta:editing-duration>PT2M32S</meta:editing-duration>
    <meta:editing-cycles>2</meta:editing-cycles>
    <meta:generator>LibreOffice/24.2.2.2$Windows_X86_64 LibreOffice_project/d56cc158d8a96260b836f100ef4b4ef25d6f1a01</meta:generator>
    <meta:document-statistic meta:table-count="0" meta:image-count="0" meta:object-count="0" meta:page-count="3" meta:paragraph-count="50" meta:word-count="682" meta:character-count="4228" meta:non-whitespace-character-count="3596"/>
  </office:meta>
</office:document-meta>
</file>